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lan de 20 Días para el Proyecto de Pokémon App</text:span></text:h>
      <text:h text:style-name="Heading_20_4" text:outline-level="4"><text:span text:style-name="Strong_20_Emphasis">Día 1 - Día 3: Preparación del Entorno de Desarrollo</text:span></text:h>
      <text:list text:style-name="L1">
        <text:list-item>
          <text:p text:style-name="P1"><text:span text:style-name="Strong_20_Emphasis">Instalar y configurar Eclipse</text:span>: Si no lo tienes hecho, instala Eclipse en tu sistema.</text:p>
        </text:list-item>
        <text:list-item>
          <text:p text:style-name="P1"><text:span text:style-name="Strong_20_Emphasis">Configurar JDK</text:span>: Asegúrate de tener el <text:span text:style-name="Strong_20_Emphasis">JDK</text:span> instalado y configurado correctamente en Eclipse.</text:p>
        </text:list-item>
        <text:list-item>
          <text:p text:style-name="P1"><text:span text:style-name="Strong_20_Emphasis">Crear el proyecto de Java</text:span>:</text:p>
          <text:list>
            <text:list-item>
              <text:p text:style-name="P1">Crea un proyecto en Eclipse llamado <text:span text:style-name="Strong_20_Emphasis">PokemonApp</text:span>.</text:p>
            </text:list-item>
            <text:list-item>
              <text:p text:style-name="P1">Crea las carpetas básicas: <text:span text:style-name="Source_20_Text">src</text:span>, <text:span text:style-name="Source_20_Text">lib</text:span>, <text:span text:style-name="Source_20_Text">bin</text:span>, y subcarpetas según las necesidades (<text:span text:style-name="Source_20_Text">api</text:span>, <text:span text:style-name="Source_20_Text">bd</text:span>, <text:span text:style-name="Source_20_Text">interfaz</text:span>).</text:p>
            </text:list-item>
          </text:list>
        </text:list-item>
        <text:list-item>
          <text:p text:style-name="P1"><text:span text:style-name="Strong_20_Emphasis">Instalar dependencias manualmente</text:span>:</text:p>
          <text:list>
            <text:list-item>
              <text:p text:style-name="P1">Descarga los archivos <text:span text:style-name="Source_20_Text">.jar</text:span> necesarios (<text:span text:style-name="Source_20_Text">mysql-connector-java.jar</text:span> y <text:span text:style-name="Source_20_Text">json.jar</text:span>).</text:p>
            </text:list-item>
            <text:list-item>
              <text:p text:style-name="P1">Colócalos en la carpeta <text:span text:style-name="Source_20_Text">lib</text:span> de tu proyecto y configúralos en el <text:span text:style-name="Strong_20_Emphasis">Build Path</text:span> de Eclipse.</text:p>
            </text:list-item>
          </text:list>
        </text:list-item>
      </text:list>
      <text:h text:style-name="Heading_20_4" text:outline-level="4"><text:span text:style-name="Strong_20_Emphasis">Día 4 - Día 6: Creación de la Base de Datos y la Tabla de Login</text:span></text:h>
      <text:list text:style-name="L2">
        <text:list-item>
          <text:p text:style-name="P2"><text:span text:style-name="Strong_20_Emphasis">Crear base de datos en MySQL</text:span>:</text:p>
          <text:list>
            <text:list-item>
              <text:p text:style-name="P2">Usa las sentencias <text:span text:style-name="Source_20_Text">CREATE DATABASE</text:span> y <text:span text:style-name="Source_20_Text">CREATE TABLE</text:span> que mencionaste para crear tu base de datos y la tabla de usuarios.</text:p>
            </text:list-item>
            <text:list-item>
              <text:p text:style-name="P2">Añade algunos usuarios de ejemplo con datos falsos para hacer pruebas.</text:p>
            </text:list-item>
          </text:list>
        </text:list-item>
        <text:list-item>
          <text:p text:style-name="P2"><text:span text:style-name="Strong_20_Emphasis">Probar la conexión a la base de datos</text:span>:</text:p>
          <text:list>
            <text:list-item>
              <text:p text:style-name="P2">Escribe un código básico para conectarte a la base de datos desde Java usando <text:span text:style-name="Source_20_Text">mysql-connector</text:span>.</text:p>
            </text:list-item>
          </text:list>
        </text:list-item>
      </text:list>
      <text:h text:style-name="Heading_20_4" text:outline-level="4"><text:span text:style-name="Strong_20_Emphasis">Día 7 - Día 9: Implementación del Login (Interfaz y Conexión con BD)</text:span></text:h>
      <text:list text:style-name="L3">
        <text:list-item>
          <text:p text:style-name="P3"><text:span text:style-name="Strong_20_Emphasis">Crear la interfaz gráfica de Login</text:span>:</text:p>
          <text:list>
            <text:list-item>
              <text:p text:style-name="P3">Crea la ventana de <text:span text:style-name="Strong_20_Emphasis">Login</text:span> usando <text:span text:style-name="Strong_20_Emphasis">Swing</text:span> con los campos <text:span text:style-name="Source_20_Text">nombre de usuario</text:span> y <text:span text:style-name="Source_20_Text">contraseña</text:span>.</text:p>
            </text:list-item>
            <text:list-item>
              <text:p text:style-name="P3">Añade un botón <text:span text:style-name="Strong_20_Emphasis">Login</text:span> que, al hacer clic, valide las credenciales con la base de datos.</text:p>
            </text:list-item>
          </text:list>
        </text:list-item>
        <text:list-item>
          <text:p text:style-name="P3"><text:span text:style-name="Strong_20_Emphasis">Codificar la validación del login</text:span>:</text:p>
          <text:list>
            <text:list-item>
              <text:p text:style-name="P3">Utiliza una consulta SQL para verificar las credenciales del usuario (<text:span text:style-name="Source_20_Text">SELECT * FROM login WHERE nombre_de_usuario = ? AND contraseña = ?</text:span>).</text:p>
            </text:list-item>
            <text:list-item>
              <text:p text:style-name="P3"><text:span text:style-name="Strong_20_Emphasis">Cifrado de contraseñas</text:span>: Usa <text:span text:style-name="Strong_20_Emphasis">BCrypt</text:span> para cifrar las contraseñas antes de guardarlas y compararlas.</text:p>
            </text:list-item>
          </text:list>
        </text:list-item>
      </text:list>
      <text:h text:style-name="Heading_20_4" text:outline-level="4"><text:soft-page-break/><text:span text:style-name="Strong_20_Emphasis">Día 10 - Día 12: Crear Cuenta de Usuario (Formulario de Registro)</text:span></text:h>
      <text:list text:style-name="L4">
        <text:list-item>
          <text:p text:style-name="P4"><text:span text:style-name="Strong_20_Emphasis">Crear la interfaz de Registro</text:span>:</text:p>
          <text:list>
            <text:list-item>
              <text:p text:style-name="P4">Crea una ventana nueva para registrar usuarios (campos: nombre, apellido, nombre de usuario, email, contraseña).</text:p>
            </text:list-item>
            <text:list-item>
              <text:p text:style-name="P4">Añadir un botón <text:span text:style-name="Strong_20_Emphasis">Crear Cuenta</text:span> que valide la entrada de datos.</text:p>
            </text:list-item>
          </text:list>
        </text:list-item>
        <text:list-item>
          <text:p text:style-name="P4"><text:span text:style-name="Strong_20_Emphasis">Codificar el registro en la base de datos</text:span>:</text:p>
          <text:list>
            <text:list-item>
              <text:p text:style-name="P4">Inserta los datos del nuevo usuario en la tabla <text:span text:style-name="Source_20_Text">login</text:span>.</text:p>
            </text:list-item>
            <text:list-item>
              <text:p text:style-name="P4">Realiza validaciones como verificar que el email y el nombre de usuario sean únicos.</text:p>
            </text:list-item>
          </text:list>
        </text:list-item>
      </text:list>
      <text:h text:style-name="Heading_20_4" text:outline-level="4"><text:span text:style-name="Strong_20_Emphasis">Día 13 - Día 15: Integración con la API de Pokémon</text:span></text:h>
      <text:list text:style-name="L5">
        <text:list-item>
          <text:p text:style-name="P5"><text:span text:style-name="Strong_20_Emphasis">Conectar a la API pública de Pokémon (PokeAPI)</text:span>:</text:p>
          <text:list>
            <text:list-item>
              <text:p text:style-name="P5">Realiza una solicitud HTTP a la API (puedes usar <text:span text:style-name="Source_20_Text">HttpURLConnection</text:span> o bibliotecas como <text:span text:style-name="Strong_20_Emphasis">OkHttp</text:span> o <text:span text:style-name="Strong_20_Emphasis">Retrofit</text:span> para facilitar el proceso).</text:p>
            </text:list-item>
            <text:list-item>
              <text:p text:style-name="P5">Trae información como el nombre, tipo y estadísticas de un Pokémon.</text:p>
            </text:list-item>
          </text:list>
        </text:list-item>
        <text:list-item>
          <text:p text:style-name="P5"><text:span text:style-name="Strong_20_Emphasis">Crear una interfaz para mostrar los datos del Pokémon</text:span>:</text:p>
          <text:list>
            <text:list-item>
              <text:p text:style-name="P5">Añade una ventana que muestre los datos obtenidos de la API (por ejemplo, al hacer clic en un Pokémon, se muestra información detallada).</text:p>
            </text:list-item>
          </text:list>
        </text:list-item>
      </text:list>
      <text:h text:style-name="Heading_20_4" text:outline-level="4"><text:span text:style-name="Strong_20_Emphasis">Día 16 - Día 18: Integración y Mejora de la Interfaz</text:span></text:h>
      <text:list text:style-name="L6">
        <text:list-item>
          <text:p text:style-name="P6"><text:span text:style-name="Strong_20_Emphasis">Mostrar información de Pokémon de forma interactiva</text:span>:</text:p>
          <text:list>
            <text:list-item>
              <text:p text:style-name="P6">Muestra una lista de Pokémon en la interfaz y, al seleccionar uno, presenta detalles como su tipo, habilidades, estadísticas, etc.</text:p>
            </text:list-item>
          </text:list>
        </text:list-item>
        <text:list-item>
          <text:p text:style-name="P6"><text:span text:style-name="Strong_20_Emphasis">Mejorar la interfaz</text:span>:</text:p>
          <text:list>
            <text:list-item>
              <text:p text:style-name="P6">Mejora la estética de la interfaz de usuario utilizando más componentes de <text:span text:style-name="Strong_20_Emphasis">Swing</text:span> (botones, etiquetas, paneles).</text:p>
            </text:list-item>
          </text:list>
        </text:list-item>
      </text:list>
      <text:h text:style-name="Heading_20_4" text:outline-level="4"><text:span text:style-name="Strong_20_Emphasis">Día 19: Pruebas y Validación</text:span></text:h>
      <text:list text:style-name="L7">
        <text:list-item>
          <text:p text:style-name="P7"><text:span text:style-name="Strong_20_Emphasis">Probar el sistema de login</text:span>:</text:p>
          <text:list>
            <text:list-item>
              <text:p text:style-name="P7">Asegúrate de que el login funcione correctamente con los datos almacenados en la base de datos.</text:p>
            </text:list-item>
            <text:list-item>
              <text:p text:style-name="P7">Verifica que las contraseñas estén cifradas correctamente y que el proceso de registro y validación sea seguro.</text:p>
            </text:list-item>
          </text:list>
        </text:list-item>
        <text:list-item>
          <text:p text:style-name="P7"><text:span text:style-name="Strong_20_Emphasis">Probar la API de Pokémon</text:span>:</text:p>
          <text:list>
            <text:list-item>
              <text:p text:style-name="P7">Verifica que la conexión con la API funcione bien y que los datos de los Pokémon se muestren correctamente en la interfaz.</text:p>
            </text:list-item>
          </text:list>
        </text:list-item>
      </text:list>
      <text:h text:style-name="Heading_20_4" text:outline-level="4"><text:span text:style-name="Strong_20_Emphasis">Día 20: Refinamiento Final y Documentación</text:span></text:h>
      <text:list text:style-name="L8">
        <text:list-item>
          <text:p text:style-name="P8"><text:span text:style-name="Strong_20_Emphasis">Refinar el código</text:span>:</text:p>
          <text:list>
            <text:list-item>
              <text:p text:style-name="P8"><text:soft-page-break/>Haz una revisión general del código, corrige posibles errores y mejora la estructura.</text:p>
            </text:list-item>
            <text:list-item>
              <text:p text:style-name="P8">Añade comentarios en el código y <text:span text:style-name="Strong_20_Emphasis">JavaDocs</text:span> donde sea necesario.</text:p>
            </text:list-item>
          </text:list>
        </text:list-item>
        <text:list-item>
          <text:p text:style-name="P8"><text:span text:style-name="Strong_20_Emphasis">Documentación del proyecto</text:span>:</text:p>
          <text:list>
            <text:list-item>
              <text:p text:style-name="P8">Prepara una breve <text:span text:style-name="Strong_20_Emphasis">documentación</text:span> que explique cómo funciona el sistema de login, el registro de usuarios, la conexión con la base de datos y la integración con la API de Pokémon.</text:p>
            </text:list-item>
          </text:list>
        </text:list-item>
        <text:list-item>
          <text:p text:style-name="P8"><text:span text:style-name="Strong_20_Emphasis">Entregar el proyecto</text:span>:</text:p>
          <text:list>
            <text:list-item>
              <text:p text:style-name="P8">Empaqueta tu proyecto (por ejemplo, en un <text:span text:style-name="Strong_20_Emphasis">.zip</text:span> o <text:span text:style-name="Strong_20_Emphasis">.tar</text:span>) y asegúrate de que todo funcione correctamente antes de entregarlo.</text:p>
            </text:list-item>
          </text:list>
        </text:list-item>
      </text:list>
      <text:p text:style-name="Horizontal_20_Line"/>
      <text:h text:style-name="Heading_20_3" text:outline-level="3"><text:span text:style-name="Strong_20_Emphasis">Resumen de las Tareas</text:span></text:h>
      <text:list text:style-name="L9">
        <text:list-item>
          <text:p text:style-name="P9"><text:span text:style-name="Strong_20_Emphasis">Días 1-3</text:span>: Configuración del entorno y dependencias.</text:p>
        </text:list-item>
        <text:list-item>
          <text:p text:style-name="P9"><text:span text:style-name="Strong_20_Emphasis">Días 4-6</text:span>: Base de datos y conexión.</text:p>
        </text:list-item>
        <text:list-item>
          <text:p text:style-name="P9"><text:span text:style-name="Strong_20_Emphasis">Días 7-9</text:span>: Implementación del login.</text:p>
        </text:list-item>
        <text:list-item>
          <text:p text:style-name="P9"><text:span text:style-name="Strong_20_Emphasis">Días 10-12</text:span>: Implementación de la creación de cuenta.</text:p>
        </text:list-item>
        <text:list-item>
          <text:p text:style-name="P9"><text:span text:style-name="Strong_20_Emphasis">Días 13-15</text:span>: Integración con la API de Pokémon.</text:p>
        </text:list-item>
        <text:list-item>
          <text:p text:style-name="P9"><text:span text:style-name="Strong_20_Emphasis">Días 16-18</text:span>: Mejora de la interfaz y funcionalidad.</text:p>
        </text:list-item>
        <text:list-item>
          <text:p text:style-name="P9"><text:span text:style-name="Strong_20_Emphasis">Día 19</text:span>: Pruebas y validación.</text:p>
        </text:list-item>
        <text:list-item>
          <text:p text:style-name="P9"><text:span text:style-name="Strong_20_Emphasis">Día 20</text:span>: Refinamiento y documentación.</text:p>
        </text:list-item>
      </text:list>
      <text:h text:style-name="Heading_20_3" text:outline-level="3"><text:span text:style-name="Strong_20_Emphasis">Consejos</text:span></text:h>
      <text:list text:style-name="L10">
        <text:list-item>
          <text:p text:style-name="P10">No te apresures. Si un día te lleva un poco más de tiempo, no pasa nada, pero intenta mantenerte dentro del tiempo estimado.</text:p>
        </text:list-item>
        <text:list-item>
          <text:p text:style-name="P10">Siempre prueba las partes individuales del sistema (login, base de datos, API) antes de integrarlas.</text:p>
        </text:list-item>
        <text:list-item>
          <text:p text:style-name="P10">Usa <text:span text:style-name="Strong_20_Emphasis">Git</text:span> para gestionar el código y mantener un historial de cambios.</text:p>
        </text:list-item>
      </text:list>
      <text:p text:style-name="Text_20_body">Con este plan de 20 días, tendrás tiempo suficiente para construir tu aplicación de manera sólida y con las funcionalidades principales. ¡Ánimo y buena suerte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06T18:59:12.642000000</dc:date>
    <meta:editing-duration>PT9S</meta:editing-duration>
    <meta:editing-cycles>1</meta:editing-cycles>
    <meta:document-statistic meta:table-count="0" meta:image-count="0" meta:object-count="0" meta:page-count="3" meta:paragraph-count="69" meta:word-count="832" meta:character-count="4745" meta:non-whitespace-character-count="4039"/>
    <meta:generator>LibreOffice/24.8.5.2$Windows_X86_64 LibreOffice_project/fddf2685c70b461e7832239a0162a77216259f22</meta:generator>
  </office:meta>
</office:document-meta>
</file>